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0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9.6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9.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4" style:family="graphic" style:parent-style-name="standard">
      <style:graphic-properties draw:stroke="none" svg:stroke-color="#000000" draw:fill="none" draw:fill-color="#ffffff" fo:min-height="0.78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5.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5.6cm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draw:stroke="none" svg:stroke-color="#000000" draw:fill="none" draw:fill-color="#ffffff" fo:min-height="0.489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0.65cm" fo:min-width="19.6cm"/>
    </style:style>
    <style:style style:name="gr23" style:family="graphic" style:parent-style-name="standard">
      <style:graphic-properties draw:textarea-horizontal-align="justify" draw:textarea-vertical-align="middle" draw:auto-grow-height="false" fo:min-height="1.45cm" fo:min-width="6.2cm"/>
    </style:style>
    <style:style style:name="gr24" style:family="graphic" style:parent-style-name="standard">
      <style:graphic-properties draw:textarea-horizontal-align="justify" draw:textarea-vertical-align="middle" draw:auto-grow-height="false" fo:min-height="1.45cm" fo:min-width="10.9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0.25cm" fo:min-width="12cm"/>
    </style:style>
    <style:style style:name="gr26" style:family="graphic" style:parent-style-name="standard">
      <style:graphic-properties draw:textarea-horizontal-align="justify" draw:textarea-vertical-align="middle" draw:auto-grow-height="false" fo:min-height="1.65cm" fo:min-width="10.2cm"/>
    </style:style>
    <style:style style:name="gr27" style:family="graphic" style:parent-style-name="standard">
      <style:graphic-properties draw:textarea-horizontal-align="justify" draw:textarea-vertical-align="middle" draw:auto-grow-height="false" fo:min-height="1.05cm" fo:min-width="10.4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39.55cm" fo:min-width="17.2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1.85cm" fo:min-width="21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2cm" svg:y="155.8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.7cm" svg:x="7.5cm" svg:y="163.1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57.6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4cm" svg:y="158.9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1cm" svg:y="16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9.4cm" svg:x="6.7cm" svg:y="155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4cm" svg:y="162.2cm">
          <draw:text-box>
            <text:p>BLAT Annotation</text:p>
          </draw:text-box>
        </draw:frame>
        <draw:custom-shape draw:style-name="gr1" draw:text-style-name="P1" draw:layer="layout" svg:width="2.4cm" svg:height="1.7cm" svg:x="16.3cm" svg:y="167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6cm" svg:y="168.9cm">
          <text:p text:style-name="P1">DIAMOND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8cm" svg:y="170.3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5cm" svg:y="172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9.9cm" svg:x="6.6cm" svg:y="167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6.6cm" svg:y="176cm">
          <draw:text-box>
            <text:p>DIAMOND Annotation</text:p>
          </draw:text-box>
        </draw:frame>
        <draw:custom-shape draw:style-name="gr7" draw:text-style-name="P1" draw:layer="layout" svg:width="10cm" svg:height="1.7cm" svg:x="8.3cm" svg:y="174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9" draw:text-style-name="P3" draw:layer="layout" svg:width="3.6cm" svg:height="1cm" svg:x="8.4cm" svg:y="6.4cm">
          <draw:text-box>
            <text:p>Pair 1, 2, orphans</text:p>
          </draw:text-box>
        </draw:frame>
        <draw:connector draw:style-name="gr10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9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10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10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1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10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10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10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10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5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9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14.1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7.4cm" svg:y="105.861cm">
          <draw:text-box>
            <text:p>N-times</text:p>
          </draw:text-box>
        </draw:frame>
        <draw:custom-shape draw:style-name="gr1" draw:text-style-name="P1" draw:layer="layout" svg:width="2.4cm" svg:height="1.7cm" svg:x="4.4cm" svg:y="108.4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8cm" svg:height="1.039cm" svg:x="6.9cm" svg:y="109.361cm">
          <draw:text-box>
            <text:p>N-times</text:p>
          </draw:text-box>
        </draw:frame>
        <draw:custom-shape draw:style-name="gr1" draw:text-style-name="P1" draw:layer="layout" svg:width="2.4cm" svg:height="1.7cm" svg:x="9.9cm" svg:y="111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1cm" svg:height="2.8cm" svg:x="9.1cm" svg:y="1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8cm" svg:height="1.039cm" svg:x="12.4cm" svg:y="112.861cm">
          <draw:text-box>
            <text:p>N-times</text:p>
          </draw:text-box>
        </draw:frame>
        <draw:custom-shape draw:style-name="gr13" draw:text-style-name="P2" draw:layer="layout" svg:width="5.1cm" svg:height="2.8cm" svg:x="3.7cm" svg:y="10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6.3cm" svg:height="1.7cm" svg:x="2.7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1cm" svg:height="1.7cm" svg:x="3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9cm" svg:height="0.645cm" svg:x="17cm" svg:y="117.7cm">
          <draw:text-box>
            <text:p>Orphans, pair 1, 2</text:p>
          </draw:text-box>
        </draw:frame>
        <draw:frame draw:style-name="gr19" draw:text-style-name="P3" draw:layer="layout" svg:width="3.9cm" svg:height="0.739cm" svg:x="16.6cm" svg:y="120.361cm">
          <draw:text-box>
            <text:p>Orphans, pair 1, 2</text:p>
          </draw:text-box>
        </draw:frame>
        <draw:frame draw:style-name="gr19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draw:layer="layout" svg:width="2.4cm" svg:height="1.7cm" svg:x="10.3cm" svg:y="123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5cm" svg:y="125.9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27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0.1cm" svg:height="8cm" svg:x="2.5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cm" svg:height="1.039cm" svg:x="18.4cm" svg:y="129cm">
          <draw:text-box>
            <text:p>Duplicate repopulation</text:p>
          </draw:text-box>
        </draw:frame>
        <draw:custom-shape draw:style-name="gr21" draw:text-style-name="P1" draw:layer="layout" svg:width="6.5cm" svg:height="1.7cm" svg:x="7.2cm" svg:y="133.3cm">
          <text:p text:style-name="P1">SPADES</text:p>
          <text:p text:style-name="P1">Assemble </text:p>
          <text:p text:style-name="P1">contigs 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4.2cm" svg:y="134.1cm">
          <draw:text-box>
            <text:p>pair 1, 2</text:p>
          </draw:text-box>
        </draw:frame>
        <draw:custom-shape draw:style-name="gr22" draw:text-style-name="P2" draw:layer="layout" svg:width="20.1cm" svg:height="10.9cm" svg:x="2.7cm" svg:y="13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cm" svg:height="1.039cm" svg:x="18.5cm" svg:y="140.561cm">
          <draw:text-box>
            <text:p>Assemble contigs</text:p>
            <text:p/>
          </draw:text-box>
        </draw:frame>
        <draw:custom-shape draw:style-name="gr23" draw:text-style-name="P1" draw:layer="layout" svg:width="6.7cm" svg:height="1.7cm" svg:x="7.2cm" svg:y="135.7cm">
          <text:p text:style-name="P1">BWA pair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4.4cm" svg:y="136.5cm">
          <draw:text-box>
            <text:p>pair 1, 2</text:p>
          </draw:text-box>
        </draw:frame>
        <draw:custom-shape draw:style-name="gr1" draw:text-style-name="P1" draw:layer="layout" svg:width="2.4cm" svg:height="1.7cm" svg:x="16.3cm" svg:y="137.6cm">
          <text:p text:style-name="P1">BWA orphan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8cm" svg:height="0.739cm" svg:x="18.8cm" svg:y="138.4cm">
          <draw:text-box>
            <text:p>orphans</text:p>
          </draw:text-box>
        </draw:frame>
        <draw:custom-shape draw:style-name="gr24" draw:text-style-name="P1" draw:layer="layout" svg:width="11.4cm" svg:height="1.7cm" svg:x="7cm" svg:y="140cm">
          <text:p text:style-name="P1">Merge conti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7cm" svg:y="143.4cm">
          <text:p text:style-name="P1">BWA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5cm" svg:y="145.1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9.1cm" svg:y="146.6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7cm" svg:y="148.4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2.5cm" svg:height="10.5cm" svg:x="7cm" svg:y="14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7cm" svg:y="149.6cm">
          <draw:text-box>
            <text:p>BLAT Annotation</text:p>
          </draw:text-box>
        </draw:frame>
        <draw:custom-shape draw:style-name="gr26" draw:text-style-name="P1" draw:layer="layout" svg:width="10.7cm" svg:height="1.9cm" svg:x="7.9cm" svg:y="150.7cm">
          <text:p text:style-name="P1">BLAT</text:p>
          <text:p text:style-name="P1">Annotation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4cm" svg:y="181.5cm">
          <text:p text:style-name="P1">Kaiju on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7cm" svg:y="183.2cm">
          <text:p text:style-name="P1">Kaiju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4cm" svg:y="194.1cm">
          <text:p text:style-name="P1">Centrifuge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3cm" svg:y="196.5cm">
          <text:p text:style-name="P1">Centrifuge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6cm" svg:y="177.8cm">
          <text:p text:style-name="P1">Extract taxa </text:p>
          <text:p text:style-name="P1">Info from 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8cm" svg:y="188.9cm">
          <text:p text:style-name="P1">Combine kaiju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9cm" svg:y="191.2cm">
          <text:p text:style-name="P1">Centrifuge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cm" svg:y="193.2cm">
          <text:p text:style-name="P1">Centrifuge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9cm" svg:y="184.6cm">
          <text:p text:style-name="P1">Kaiju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6cm" svg:y="186.3cm">
          <text:p text:style-name="P1">Kaiju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8cm" svg:y="198.9cm">
          <text:p text:style-name="P1">Combine Centrifuge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5cm" svg:y="201.2cm">
          <text:p text:style-name="P1">Combine and package for wevot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03.6cm">
          <text:p text:style-name="P1">WEVOT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05.5cm">
          <text:p text:style-name="P1">WEVOTE cleanup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5cm" svg:y="207.6cm">
          <text:p text:style-name="P1">Report translatio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09.7cm">
          <text:p text:style-name="P1">Kaiju to Kron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12.1cm">
          <text:p text:style-name="P1">Cleanup result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14.2cm">
          <text:p text:style-name="P1">KtImport Text cleanup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7.7cm" svg:height="39.8cm" svg:x="5.3cm" svg:y="177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5.7cm" svg:y="215.9cm">
          <draw:text-box>
            <text:p>Taxanomic Annotation</text:p>
          </draw:text-box>
        </draw:frame>
        <draw:custom-shape draw:style-name="gr27" draw:text-style-name="P1" draw:layer="layout" svg:width="10.9cm" svg:height="1.3cm" svg:x="7.8cm" svg:y="220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9cm" svg:y="222.7cm">
          <text:p text:style-name="P1">DETECT_LEON scrip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6cm" svg:y="224.7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4cm" svg:y="227.1cm">
          <text:p text:style-name="P1">PRIAM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9cm" svg:y="229.2cm">
          <text:p text:style-name="P1">DIAMOND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7cm" svg:y="231.5cm"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7cm" svg:y="233.7cm">
          <text:p text:style-name="P1">RPKM 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9cm" svg:height="1.3cm" svg:x="7.7cm" svg:y="236.4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1.6cm" svg:height="22.1cm" svg:x="4.4cm" svg:y="218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5.2cm" svg:y="238.7cm">
          <draw:text-box>
            <text:p>Enzyme classif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9T10:52:49.388000000</dc:date>
    <meta:editing-duration>P6DT55M29S</meta:editing-duration>
    <meta:editing-cycles>35</meta:editing-cycles>
    <meta:generator>LibreOffice/5.4.2.2$Windows_X86_64 LibreOffice_project/22b09f6418e8c2d508a9eaf86b2399209b0990f4</meta:generator>
    <meta:document-statistic meta:object-count="157"/>
  </office:meta>
</office:document-meta>
</file>